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ade" officeooo:paragraph-rsid="0019da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load to github</text:p>
      <text:p text:style-name="P1">connect rails web inface with python backend</text:p>
      <text:p text:style-name="P1">write down read me to set up project loca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20:02.045020487</meta:creation-date>
    <dc:date>2017-07-10T11:23:02.816086201</dc:date>
    <meta:editing-duration>PT3M1S</meta:editing-duration>
    <meta:editing-cycles>1</meta:editing-cycles>
    <meta:document-statistic meta:table-count="0" meta:image-count="0" meta:object-count="0" meta:page-count="1" meta:paragraph-count="3" meta:word-count="19" meta:character-count="104" meta:non-whitespace-character-count="88"/>
    <meta:generator>LibreOffice/5.1.6.2$Linux_X86_64 LibreOffice_project/10m0$Build-2</meta:generator>
  </office:meta>
</office:document-meta>
</file>